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cccccc">
        <style:background-image/>
      </style:paragraph-properties>
      <style:text-properties fo:font-size="13pt" style:font-size-asian="13pt" style:font-size-complex="13pt"/>
    </style:style>
    <style:style style:name="P2" style:family="paragraph" style:parent-style-name="Standard">
      <style:paragraph-properties fo:background-color="#cccccc">
        <style:background-image/>
      </style:paragraph-properties>
      <style:text-properties fo:font-size="13pt" fo:font-style="italic" style:font-size-asian="13pt" style:font-style-asian="italic" style:font-size-complex="13pt" style:font-style-complex="italic"/>
    </style:style>
    <style:style style:name="P3" style:family="paragraph" style:parent-style-name="Standard">
      <style:paragraph-properties fo:background-color="#cccccc">
        <style:background-image/>
      </style:paragraph-properties>
      <style:text-properties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font-size="15pt" style:font-size-asian="15pt" style:font-size-complex="15pt"/>
    </style:style>
    <style:style style:name="P6" style:family="paragraph" style:parent-style-name="Standard">
      <style:paragraph-properties fo:background-color="#cccccc">
        <style:background-image/>
      </style:paragraph-properties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 style:parent-style-name="Standard">
      <style:paragraph-properties fo:background-color="#cccccc">
        <style:background-image/>
      </style:paragraph-properties>
      <style:text-properties fo:font-size="13pt" style:text-underline-style="none" style:font-size-asian="13pt" style:font-size-complex="13pt"/>
    </style:style>
    <style:style style:name="P8" style:family="paragraph" style:parent-style-name="Standard">
      <style:paragraph-properties fo:background-color="#cccccc">
        <style:background-image/>
      </style:paragraph-properties>
      <style:text-properties fo:font-size="13pt" fo:font-style="normal" style:font-size-asian="13pt" style:font-style-asian="normal" style:font-size-complex="13pt" style:font-style-complex="normal"/>
    </style:style>
    <style:style style:name="P9" style:family="paragraph" style:parent-style-name="Standard">
      <style:paragraph-properties fo:background-color="#cccccc">
        <style:background-image/>
      </style:paragraph-properties>
      <style:text-properties fo:font-size="13pt" fo:font-style="italic" style:font-size-asian="13pt" style:font-style-asian="italic" style:font-size-complex="13pt" style:font-style-complex="italic"/>
    </style:style>
    <style:style style:name="P10" style:family="paragraph" style:parent-style-name="Standard">
      <style:paragraph-properties fo:background-color="#cccccc">
        <style:background-image/>
      </style:paragraph-properties>
      <style:text-properties fo:font-size="13pt" style:font-size-asian="13pt" style:font-size-complex="13pt"/>
    </style:style>
    <style:style style:name="P11" style:family="paragraph" style:parent-style-name="Standard">
      <style:paragraph-properties fo:background-color="#cccccc" fo:padding="0.074cm" fo:border-left="none" fo:border-right="none" fo:border-top="none" fo:border-bottom="0.002cm solid #000000" style:join-border="false">
        <style:background-image/>
      </style:paragraph-properties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POO</text:p>
      <text:p text:style-name="P5">ALGORITHME </text:p>
      <text:p text:style-name="P5">DE CONSTRUCTION </text:p>
      <text:p text:style-name="P5">DES FONCTIONS</text:p>
      <text:p text:style-name="P1"/>
      <text:p text:style-name="P1"><text:tab/>Des algorithmes qui décrivent le fonctionnement des différentes fonctions à implémenter dans le wargame.</text:p>
      <text:p text:style-name="P11"/>
      <text:p text:style-name="P11">CLASSE CASE</text:p>
      <text:p text:style-name="P2">Les cases du plateau contiendrons les personnages. <text:line-break/><text:line-break/>Pour l'instant, on part du principe que la représentation est quadrilatérale (des carreaux) : il faudra décider avant tout début si on décide de faire une représentation hexagonale ou non. </text:p>
      <text:p text:style-name="P2"/>
      <text:p text:style-name="P1">Public class case{</text:p>
      <text:p text:style-name="P1"><text:tab/>int occupe ;<text:span text:style-name="T4"> //un entier entre 0 et 3 qui indique l'occupation de la case. Si occupe = 3 : la case est pleine et rien ne peut aller dessus. Lorsqu'une unité va sur une case, il augmente occupe de sa Taille.</text:span></text:p>
      <text:p text:style-name="P1"><text:tab/>int[3] ID ; <text:span text:style-name="T4">//la liste des ID des personnages qui sont sur la case (il y en as 3 maximum)</text:span></text:p>
      <text:p text:style-name="P1"><text:tab/>int nature ;<text:span text:style-name="T4"> //le type d'élément de terrain de la case (montagne, forêt, pleine,fossé)</text:span></text:p>
      <text:p text:style-name="P1"/>
      <text:p text:style-name="P1">}</text:p>
      <text:p text:style-name="P1"/>
      <text:p text:style-name="P11"/>
      <text:p text:style-name="P11">CLASSE PERSONNAGE</text:p>
      <text:p text:style-name="P1"/>
      <text:p text:style-name="P1">public class Personnage{</text:p>
      <text:p text:style-name="P1"><text:tab/>int pvMax ; <text:span text:style-name="T4">//les PV totaux du personnage</text:span></text:p>
      <text:p text:style-name="P1"><text:tab/>int pvActuel ; <text:span text:style-name="T4">//les PV actuels du personnage, ne peut pas dépasser pvMax</text:span></text:p>
      <text:p text:style-name="P1"><text:tab/>int degat ; <text:span text:style-name="T4">//les dégats lorsque le personnage attaque</text:span></text:p>
      <text:p text:style-name="P1"><text:tab/>int attaque ; <text:span text:style-name="T4">//1 si le personnage n'a pas encore attaqué, 0 sinon</text:span></text:p>
      <text:p text:style-name="P1"><text:tab/>int Protection ; <text:span text:style-name="T4">//la valeur de Protection (entre 0 et 100)</text:span></text:p>
      <text:p text:style-name="P1"><text:tab/>int Blindage ; <text:span text:style-name="T4">//la valeur de Blindage</text:span></text:p>
      <text:p text:style-name="P1"><text:tab/>int taille ; <text:span text:style-name="T4">//la place que prend un monstre sur une case (entre 1 et 3)</text:span></text:p>
      <text:p text:style-name="P1"><text:tab/>int ID ; <text:span text:style-name="T4">//l'ID du monstre (spécifique à lui) ainsi que son ordre de tour de jeux.</text:span></text:p>
      <text:p text:style-name="P1"><text:tab/>Int Joueur ; <text:span text:style-name="T4">//les monstres de chaque camps partagent la même ID, Joueur permet de savoir à quel camp appartient le monstre</text:span></text:p>
      <text:p text:style-name="P1"><text:tab/>int Portee ; <text:span text:style-name="T4">//la portée d'attaque du monstre, au minimum de 1</text:span></text:p>
      <text:p text:style-name="P1"><text:tab/>int Vision ; <text:span text:style-name="T4">//le champ de vision du monstre</text:span></text:p>
      <text:p text:style-name="P1"><text:tab/>int vitesse ; <text:span text:style-name="T4">//la vitesse de déplacement maximale du monstre</text:span></text:p>
      <text:p text:style-name="P1"><text:tab/>int mouvementRestant ; <text:span text:style-name="T4">//la vitesse restante du monstre, ne peut dépasser vitesse</text:span></text:p>
      <text:p text:style-name="P1"><text:tab/>int riposte ; <text:span text:style-name="T4">//le nombre de riposte restante du monstre (soit 1, soit 0, sauf cas particulier)</text:span></text:p>
      <text:p text:style-name="P1">}</text:p>
      <text:p text:style-name="P1"/>
      <text:p text:style-name="P2"><text:soft-page-break/>Sers à savoir si le personnage du jeux en cours peut se déplacer sur une case précise</text:p>
      <text:p text:style-name="P1"><text:span text:style-name="T1">Boolean Deplacement_possible </text:span>(….)</text:p>
      <text:p text:style-name="P1"><text:tab/>Entrée : ….<text:tab/></text:p>
      <text:p text:style-name="P1"><text:tab/>Sortie : booléen</text:p>
      <text:p text:style-name="P6">D</text:p>
      <text:p text:style-name="P7"><text:tab/>.</text:p>
      <text:p text:style-name="P7"><text:tab/>.</text:p>
      <text:p text:style-name="P1"><text:span text:style-name="T3"><text:tab/>.</text:span><text:line-break/><text:span text:style-name="T2">F</text:span> </text:p>
      <text:p text:style-name="P1"/>
      <text:p text:style-name="P1">indique la distance qui sépare le personnage de la case de position (x ; y)</text:p>
      <text:p text:style-name="P1"><text:span text:style-name="T1">int distance</text:span>(int x, int y){</text:p>
      <text:p text:style-name="P1">}</text:p>
      <text:p text:style-name="P1"/>
      <text:p text:style-name="P2">indique si le personnage D peut riposter contre le personnage A en fonction de son nombre de riposte restant et de sa portée d'attaque. </text:p>
      <text:p text:style-name="P2">Rappel : le personne ne peut pas riposter si l'attaquant est un incendiaire</text:p>
      <text:p text:style-name="P1"><text:span text:style-name="T1">Boolean peutRiposter</text:span>(Personnage P){</text:p>
      <text:p text:style-name="P1"><text:tab/>if((D.distance(A.getx(),A.gety()) &gt; D.portée) || (D.riposte == 0) || A.embrasement()){</text:p>
      <text:p text:style-name="P1"><text:tab/><text:tab/>return false ;</text:p>
      <text:p text:style-name="P1"><text:tab/>}</text:p>
      <text:p text:style-name="P1"><text:tab/>return true ;</text:p>
      <text:p text:style-name="P1">}</text:p>
      <text:p text:style-name="P1"/>
      <text:p text:style-name="P2">le personnage D riposte : inflige une contre-attaque au personnage A</text:p>
      <text:p text:style-name="P1"><text:span text:style-name="T1">void Riposte</text:span>(Personnage A){</text:p>
      <text:p text:style-name="P1"><text:tab/>D.riposte-- ;</text:p>
      <text:p text:style-name="P1"><text:tab/>D.attaque(A) ;</text:p>
      <text:p text:style-name="P1">}</text:p>
      <text:p text:style-name="P1"/>
      <text:p text:style-name="P2">Le personnage this porte une attaque sur le personnage D</text:p>
      <text:p text:style-name="P1"><text:span text:style-name="T1">void attaque</text:span>(Personnage D){</text:p>
      <text:p text:style-name="P1"><text:tab/><text:span text:style-name="T4">/*mise en place des deg*/</text:span></text:p>
      <text:p text:style-name="P1"><text:tab/>int degat = this.degat + (valeur aléatoire entre 1 et 6) + this.assassin(D) + this.precision() – (A.distance(D) +1) ;</text:p>
      <text:p text:style-name="P1"><text:tab/></text:p>
      <text:p text:style-name="P1"><text:tab/>if(this.estNemesis(D)){</text:p>
      <text:p text:style-name="P1"><text:tab/><text:tab/><text:span text:style-name="T4">/*Le défenseur est le némésis de l'attaquant : bonus de dégât*/</text:span></text:p>
      <text:p text:style-name="P1"><text:tab/><text:tab/>degat += 5 ;</text:p>
      <text:p text:style-name="P1"><text:tab/>}</text:p>
      <text:p text:style-name="P1"/>
      <text:p text:style-name="P1"><text:tab/><text:span text:style-name="T4">/*les <text:s/>degats vont etre reduit par l'armure de la cible D, si l'A est un incendiaire (ID = 3) ou un destructeur (ID= 4), alors cette partie est sautée*/</text:span></text:p>
      <text:p text:style-name="P1"><text:tab/>if( !this.perceArmure()){</text:p>
      <text:p text:style-name="P1"><text:tab/><text:tab/>if((valeur aléatoire entre 1 et 100) &lt;= D.getProtection()){</text:p>
      <text:p text:style-name="P1"><text:tab/><text:tab/><text:tab/>degat -= D.getBlindage() ; </text:p>
      <text:p text:style-name="P1"><text:tab/><text:tab/><text:tab/>if(degat &lt; 0){</text:p>
      <text:p text:style-name="P1"><text:tab/><text:tab/><text:tab/><text:tab/>degat = 0 ;</text:p>
      <text:p text:style-name="P1"><text:soft-page-break/><text:tab/><text:tab/><text:tab/>}</text:p>
      <text:p text:style-name="P1"><text:tab/><text:tab/>} </text:p>
      <text:p text:style-name="P1"><text:tab/>}</text:p>
      <text:p text:style-name="P1"/>
      <text:p text:style-name="P1"><text:tab/><text:span text:style-name="T4">/*si l'attaque est un Enchanteur, il soigne l'allié blessé le plus proche*/</text:span></text:p>
      <text:p text:style-name="P3"><text:tab/>A.vigueur() ; </text:p>
      <text:p text:style-name="P1"><text:tab/></text:p>
      <text:p text:style-name="P2"><text:tab/>/*l'attaquant inflige donc ses degats à la cible et gagne l'experience correspondante</text:p>
      <text:p text:style-name="P2">On enregistre les pvactuels du D pour les utiliser dans la D.course()*/</text:p>
      <text:p text:style-name="P1"><text:tab/>int pvactuel = <text:s/>D.pvActuel ;</text:p>
      <text:p text:style-name="P1"><text:tab/>D.pvActuel - = degat ;</text:p>
      <text:p text:style-name="P1"/>
      <text:p text:style-name="P1"><text:tab/><text:span text:style-name="T4">/*on appelle la fonction qui augmente des degats si le destructeur est attaque, celle qui augmente la vitesse sur le Chasseur/Bête de guerre, et celle qui ralentie la cible si l'attaquant est une bête de guerre, celle qui soigne un allie proche si l'attaquant est un enchanteur*/</text:span></text:p>
      <text:p text:style-name="P1"><text:tab/>D.rage() ;</text:p>
      <text:p text:style-name="P1"><text:tab/>D.course(pvactuel) ;</text:p>
      <text:p text:style-name="P1"><text:tab/>this.meurtrissure(D) ; </text:p>
      <text:p text:style-name="P1"><text:tab/>this.vigueur() ;</text:p>
      <text:p text:style-name="P1"/>
      <text:p text:style-name="P1"><text:tab/><text:span text:style-name="T4">/*S'il l'attaquant tue la cible, il recupere un bonus d'exp*/</text:span></text:p>
      <text:p text:style-name="P1"><text:tab/>if(deces(D)){</text:p>
      <text:p text:style-name="P1"><text:tab/><text:tab/>degat += 50 ;</text:p>
      <text:p text:style-name="P1"><text:tab/><text:tab/>if(this.estNemesis(D)){</text:p>
      <text:p text:style-name="P1"><text:tab/><text:tab/><text:tab/>degat += 50 ;</text:p>
      <text:p text:style-name="P1"><text:tab/><text:tab/>}</text:p>
      <text:p text:style-name="P1"><text:tab/>}</text:p>
      <text:p text:style-name="P1"><text:tab/>this.gainExp(degat) ;</text:p>
      <text:p text:style-name="P1">}</text:p>
      <text:p text:style-name="P1"/>
      <text:p text:style-name="P2">Le personnage passe son tour pour se reposer et se soigner</text:p>
      <text:p text:style-name="P1"><text:span text:style-name="T1">void repos</text:span>(){</text:p>
      <text:p text:style-name="P1"><text:tab/>this.attaque = 0 ;</text:p>
      <text:p text:style-name="P1"><text:tab/>this.mouvementActuel = 0 ;</text:p>
      <text:p text:style-name="P1"><text:tab/>this.soin(5+(valeur aleatoire entre 1 et 6)) ;</text:p>
      <text:p text:style-name="P1"/>
      <text:p text:style-name="P1"><text:tab/><text:span text:style-name="T4">/*si c'est l'enchanteur, il donne de l'EXP aux alliés proches et se soigne un peu plus*/</text:span></text:p>
      <text:p text:style-name="P1"><text:tab/>this.encouragement() ; </text:p>
      <text:p text:style-name="P1">}</text:p>
      <text:p text:style-name="P1"/>
      <text:p text:style-name="P2">Le personnage A augmente se soigne d'un montant egal a valeur</text:p>
      <text:p text:style-name="P1"><text:span text:style-name="T1">void soin</text:span>(int valeur){</text:p>
      <text:p text:style-name="P1"><text:tab/>this.pvActuel += valeur ;</text:p>
      <text:p text:style-name="P1"><text:tab/>A.gainExp(valeur) ;</text:p>
      <text:p text:style-name="P1"><text:tab/>if(this.pvActuel &gt; this.pvMax){</text:p>
      <text:p text:style-name="P1"><text:tab/><text:tab/>this,pvActuel = this.pvMax ;</text:p>
      <text:p text:style-name="P1"><text:tab/>}</text:p>
      <text:p text:style-name="P1"><text:soft-page-break/>}</text:p>
      <text:p text:style-name="P1"/>
      <text:p text:style-name="P1"/>
      <text:p text:style-name="P2">Le personnage gagne de l'experience, on verifie alors s'il passe un niveau et on applique ses bonus. </text:p>
      <text:p text:style-name="P1"><text:span text:style-name="T1">Void gainExp</text:span>(int valeur){</text:p>
      <text:p text:style-name="P1"><text:tab/>this.exp += valeurs ;</text:p>
      <text:p text:style-name="P1"/>
      <text:p text:style-name="P1"><text:tab/>this.gainNiveau() ;<text:tab/></text:p>
      <text:p text:style-name="P1">}</text:p>
      <text:p text:style-name="P1"/>
      <text:p text:style-name="P2">Si le personnage depasse 100 d'exp, il gagne un niveau</text:p>
      <text:p text:style-name="P1"><text:span text:style-name="T1">Void gainNiveau</text:span>(){</text:p>
      <text:p text:style-name="P1"><text:tab/>if(this.exp &gt;= 100){</text:p>
      <text:p text:style-name="P1"><text:tab/><text:tab/>this.niveau += 1 ;</text:p>
      <text:p text:style-name="P1"><text:tab/><text:tab/>this.exp - = 100 ;</text:p>
      <text:p text:style-name="P1"><text:tab/><text:tab/>this.degat += 1 ;</text:p>
      <text:p text:style-name="P1"><text:tab/><text:tab/>this.pvMax += 5 ;</text:p>
      <text:p text:style-name="P1"><text:tab/><text:tab/>this.soin(5) ;</text:p>
      <text:p text:style-name="P1"><text:tab/><text:tab/>this.blindage += 1 ;</text:p>
      <text:p text:style-name="P1"><text:tab/><text:tab/>/*l'artilleur gagne aussi un bonus de portée*/</text:p>
      <text:p text:style-name="P1"><text:tab/><text:tab/>if(this.ID == 7){</text:p>
      <text:p text:style-name="P1"><text:tab/><text:tab/><text:tab/>this.portee += 1 ;</text:p>
      <text:p text:style-name="P1"><text:tab/><text:tab/>}</text:p>
      <text:p text:style-name="P1"><text:tab/>}</text:p>
      <text:p text:style-name="P1">}</text:p>
      <text:p text:style-name="P1"/>
      <text:p text:style-name="P2">Le Personnage actuel est le nemesis du personnage D</text:p>
      <text:p text:style-name="P1"><text:span text:style-name="T1">boolean estNemesis</text:span>(Personne D){</text:p>
      <text:p text:style-name="P1"><text:tab/>if(this,getNemesis() == D.ID()){</text:p>
      <text:p text:style-name="P1"><text:tab/><text:tab/>return true</text:p>
      <text:p text:style-name="P1"><text:tab/>}</text:p>
      <text:p text:style-name="P1"><text:tab/>return false ;</text:p>
      <text:p text:style-name="P1">}</text:p>
      <text:p text:style-name="P1"/>
      <text:p text:style-name="P2">Si le personnage est le destructeur, augmente de 1 ses degats</text:p>
      <text:p text:style-name="P1"><text:span text:style-name="T1">void rage</text:span>(){</text:p>
      <text:p text:style-name="P1"><text:tab/>if(this.ID == 4){</text:p>
      <text:p text:style-name="P1"><text:tab/><text:tab/>this.degat += 1 ;</text:p>
      <text:p text:style-name="P1"><text:tab/>}</text:p>
      <text:p text:style-name="P1">}</text:p>
      <text:p text:style-name="P1"/>
      <text:p text:style-name="P2">Si le personnage est un chasseur/bête de guerre et que ses PV sont supérieur à ceux passé en paramètres, il augmente de 1 sa vitesse, mais réduit de 1 ses dégâts</text:p>
      <text:p text:style-name="P1"><text:span text:style-name="T1">void course</text:span>(int pvavant){</text:p>
      <text:p text:style-name="P1"><text:tab/>if(this.ID == 2 || this.ID == 9){</text:p>
      <text:p text:style-name="P1"><text:tab/><text:tab/>if((pvavant &gt; this.pvMax/2) &amp;&amp; (this.pvActuel &lt; this.pvMax/2)){</text:p>
      <text:p text:style-name="P1"><text:tab/><text:tab/><text:span text:style-name="T4">/*on sais ici que this viens de perdre plus de 50% de ses PV max*/</text:span></text:p>
      <text:p text:style-name="P1"><text:soft-page-break/><text:tab/><text:tab/><text:tab/>this.degat - = 1 ;</text:p>
      <text:p text:style-name="P1"><text:tab/><text:tab/><text:tab/>this.vitesse += 1 ;</text:p>
      <text:p text:style-name="P1"><text:tab/><text:tab/>}</text:p>
      <text:p text:style-name="P1"><text:tab/>}<text:tab/></text:p>
      <text:p text:style-name="P1">}</text:p>
      <text:p text:style-name="P1"/>
      <text:p text:style-name="P2">Si le personnage this est une bête de guerre, il ralentie sa cible D</text:p>
      <text:p text:style-name="P1"><text:span text:style-name="T1">void meurtrissure</text:span>(Personnage D){</text:p>
      <text:p text:style-name="P1"><text:tab/>if(this.ID == 2){</text:p>
      <text:p text:style-name="P1"><text:tab/><text:tab/>if(D.vitesse &gt; 3){</text:p>
      <text:p text:style-name="P1"><text:tab/><text:tab/><text:tab/>D.vitesse - = 1 ;</text:p>
      <text:p text:style-name="P1"><text:tab/><text:tab/>}</text:p>
      <text:p text:style-name="P1"><text:tab/>}</text:p>
      <text:p text:style-name="P1">}</text:p>
      <text:p text:style-name="P1"/>
      <text:p text:style-name="P2">Si le personnage this est le Combattant, il gagne de l'experience</text:p>
      <text:p text:style-name="P2">Cette fonction est appelée à la fin de chaque tour de personnage.</text:p>
      <text:p text:style-name="P1"><text:span text:style-name="T1">void entrainement</text:span>(){</text:p>
      <text:p text:style-name="P1"><text:tab/>if(this.ID == 6){</text:p>
      <text:p text:style-name="P1"><text:tab/><text:tab/>this.gainExp(5) ;</text:p>
      <text:p text:style-name="P1"><text:tab/>}</text:p>
      <text:p text:style-name="P1">}</text:p>
      <text:p text:style-name="P1"/>
      <text:p text:style-name="P2">Si le personnage est un éclaireur, renvoi vrai</text:p>
      <text:p text:style-name="P1"><text:span text:style-name="T1">boolean chemin</text:span>(){</text:p>
      <text:p text:style-name="P1"><text:tab/>if(this.ID == 10){</text:p>
      <text:p text:style-name="P1"><text:tab/><text:tab/>return true</text:p>
      <text:p text:style-name="P1"><text:tab/>}</text:p>
      <text:p text:style-name="P1"><text:tab/>return false ;</text:p>
      <text:p text:style-name="P1">}</text:p>
      <text:p text:style-name="P1"/>
      <text:p text:style-name="P1">Si le personnage est un eclaireur, il inflige une attaque à tout les ennemis a portée de vue. </text:p>
      <text:p text:style-name="P1"><text:span text:style-name="T1">Void foudroiement</text:span>(){</text:p>
      <text:p text:style-name="P1"><text:tab/>if(this.ID == 10){</text:p>
      <text:p text:style-name="P1"><text:tab/></text:p>
      <text:p text:style-name="P1"><text:tab/><text:span text:style-name="T4">/*rajouter la recherche des cibles, une cible est trouvée si elle est a portée de vue de l'éclaireur, et si elle est visible de l'éclaireur*/</text:span></text:p>
      <text:p text:style-name="P2"><text:tab/>/* dés qu'une cible est trouvée, faire l'instruction suivante : */</text:p>
      <text:p text:style-name="P3"><text:tab/>this.attaque(cible) ;</text:p>
      <text:p text:style-name="P3"><text:tab/>/*pas de riposte possible ici*/</text:p>
      <text:p text:style-name="P1"><text:tab/>}</text:p>
      <text:p text:style-name="P1">}</text:p>
      <text:p text:style-name="P1"/>
      <text:p text:style-name="P2">Si l'attaquant est un assassin (chasseur ou artilleur) et si la cible D à 50%- de PV, renvois des dégâts supplémentaires, 0 sinon</text:p>
      <text:p text:style-name="P1"><text:span text:style-name="T1">int assassin</text:span>(Personnage D){</text:p>
      <text:p text:style-name="P1"><text:tab/>if(this.ID == 9 || this.ID == 7){</text:p>
      <text:p text:style-name="P1"><text:tab/><text:tab/>if(D.pvActuel &lt;= D.pvMax/2){</text:p>
      <text:p text:style-name="P1"><text:soft-page-break/><text:tab/><text:tab/><text:tab/>return 5 ;</text:p>
      <text:p text:style-name="P1"><text:tab/><text:tab/>}</text:p>
      <text:p text:style-name="P1"><text:tab/>}</text:p>
      <text:p text:style-name="P1"><text:tab/>return 0 ;</text:p>
      <text:p text:style-name="P1">}</text:p>
      <text:p text:style-name="P1"/>
      <text:p text:style-name="P2">si le Personnage this est le Gardien, il se soigne.</text:p>
      <text:p text:style-name="P1"><text:span text:style-name="T1">Void regeneration</text:span>(){</text:p>
      <text:p text:style-name="P1"><text:tab/>if(this.ID == 1){</text:p>
      <text:p text:style-name="P1"><text:tab/><text:tab/>this.soin((valeur aléatoire entre 1 et 6)) ;</text:p>
      <text:p text:style-name="P1"><text:tab/>}</text:p>
      <text:p text:style-name="P1">}</text:p>
      <text:p text:style-name="P1"/>
      <text:p text:style-name="P2">Si le personnage this est le Gardien/Combattant, il regagne 3 de riposte, sinon, il en regagne seulement 1. </text:p>
      <text:p text:style-name="P1"><text:span text:style-name="T1">void récupRiposte</text:span>(){</text:p>
      <text:p text:style-name="P1"><text:tab/>if(this.ID == 1 || this.ID == 6){</text:p>
      <text:p text:style-name="P1"><text:tab/><text:tab/>this.riposte = 3 ;</text:p>
      <text:p text:style-name="P1"><text:tab/>}</text:p>
      <text:p text:style-name="P1"><text:tab/>else{</text:p>
      <text:p text:style-name="P1"><text:tab/><text:tab/>this.riposte = 1 ;</text:p>
      <text:p text:style-name="P1"><text:tab/>}</text:p>
      <text:p text:style-name="P1">}</text:p>
      <text:p text:style-name="P1"/>
      <text:p text:style-name="P2">si le personnage this est l'artilleur, alors elle gagne de l'experience selon la distance à laquelle elle tire sur sa cible D</text:p>
      <text:p text:style-name="P1"><text:span text:style-name="T1">Int precision</text:span>(D){</text:p>
      <text:p text:style-name="P1"><text:tab/>if(this.ID == 7){</text:p>
      <text:p text:style-name="P1"><text:tab/><text:tab/>this.gainExp(this.distance(D)) ;</text:p>
      <text:p text:style-name="P1"><text:tab/>}</text:p>
      <text:p text:style-name="P1">}</text:p>
      <text:p text:style-name="P1"/>
      <text:p text:style-name="P2">si le personnage est le Destructeur ou l'Incendiaire, renvois vrais.</text:p>
      <text:p text:style-name="P1"><text:span text:style-name="T1">Boolean perceArmure</text:span>(){</text:p>
      <text:p text:style-name="P1"><text:tab/>if(this.ID == 3 || this.ID == 4){</text:p>
      <text:p text:style-name="P1"><text:tab/><text:tab/>return true</text:p>
      <text:p text:style-name="P1"><text:tab/>}</text:p>
      <text:p text:style-name="P1"><text:tab/>return false ;</text:p>
      <text:p text:style-name="P1">}</text:p>
      <text:p text:style-name="P1">si le personnage est l'enchanteur, trouve un allié blessé proche et le soigne.</text:p>
      <text:p text:style-name="P1"><text:span text:style-name="T1">Void vigueur</text:span>(){</text:p>
      <text:p text:style-name="P1"><text:tab/>/*recherche d'un allié blessé proche*/</text:p>
      <text:p text:style-name="P1"><text:tab/>/*Lorsque l'allié A est trouvé, on le soigne*/</text:p>
      <text:p text:style-name="P1"><text:tab/>A.soin(5) ;</text:p>
      <text:p text:style-name="P1">}</text:p>
      <text:p text:style-name="P1"/>
      <text:p text:style-name="P2">Renvoi vrai si le personnage est l'icendiaire</text:p>
      <text:p text:style-name="P1"><text:span text:style-name="T1">Boolean embrasement</text:span>(){</text:p>
      <text:p text:style-name="P1"><text:soft-page-break/><text:tab/>if(this.ID == 3){</text:p>
      <text:p text:style-name="P1"><text:tab/><text:tab/>return true</text:p>
      <text:p text:style-name="P1"><text:tab/>}</text:p>
      <text:p text:style-name="P1"><text:tab/>return false 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19T17:40:25.30</meta:creation-date>
    <dc:date>2021-12-20T13:02:43.54</dc:date>
    <meta:editing-duration>PT1H49M40S</meta:editing-duration>
    <meta:editing-cycles>54</meta:editing-cycles>
    <meta:generator>OpenOffice/4.1.7$Win32 OpenOffice.org_project/417m1$Build-9800</meta:generator>
    <meta:document-statistic meta:table-count="0" meta:image-count="0" meta:object-count="0" meta:page-count="7" meta:paragraph-count="233" meta:word-count="1328" meta:character-count="7764"/>
  </office:meta>
</office:document-meta>
</file>